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7.096cm" svg:y1="18.272cm" svg:x2="9.636cm" svg:y2="16.748cm">
          <text:p/>
        </draw:line>
        <draw:line draw:style-name="gr1" draw:text-style-name="P1" draw:layer="layout" svg:x1="7.096cm" svg:y1="18.273cm" svg:x2="9.636cm" svg:y2="19.415cm">
          <text:p/>
        </draw:line>
        <draw:line draw:style-name="gr1" draw:text-style-name="P1" draw:layer="layout" svg:x1="9.636cm" svg:y1="16.748cm" svg:x2="12.049cm" svg:y2="15.986cm">
          <text:p/>
        </draw:line>
        <draw:line draw:style-name="gr1" draw:text-style-name="P1" draw:layer="layout" svg:x1="9.636cm" svg:y1="16.748cm" svg:x2="12.049cm" svg:y2="17.51cm">
          <text:p/>
        </draw:line>
        <draw:frame draw:style-name="gr2" draw:text-style-name="P2" draw:layer="layout" svg:width="0.703cm" svg:height="0.309cm" svg:x="7.799cm" svg:y="17.0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703cm" svg:height="0.309cm" svg:x="7.858cm" svg:y="18.9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559cm" svg:height="0.309cm" svg:x="10.525cm" svg:y="15.9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504cm" svg:height="0.357cm" svg:x="9.132cm" svg:y="16.36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478cm" svg:height="0.357cm" svg:x="9.412cm" svg:y="19.66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567cm" svg:height="0.309cm" svg:x="10.398cm" svg:y="17.32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04cm" svg:height="0.357cm" svg:x="11.799cm" svg:y="15.50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504cm" svg:height="0.357cm" svg:x="11.799cm" svg:y="17.0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3.062cm" svg:height="0.363cm" svg:x="12.797cm" svg:y="15.73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3.062cm" svg:height="0.363cm" svg:x="12.811cm" svg:y="17.27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19:52:54.081367650</dc:date>
    <meta:editing-duration>PT3H45S</meta:editing-duration>
    <meta:editing-cycles>62</meta:editing-cycles>
    <meta:generator>LibreOffice/6.4.7.2$Linux_X86_64 LibreOffice_project/4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n>0,35</mn>
    <annotation encoding="StarMath 5.0">0,35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3</mn>
              </msub>
            </mrow>
          </mrow>
          <mo fence="true" stretchy="false">)</mo>
        </mrow>
        <mo stretchy="false">=</mo>
        <mn>0,35</mn>
      </mrow>
      <mi>x</mi>
      <mn>0,6</mn>
    </mrow>
    <annotation encoding="StarMath 5.0">P(A_1 intersection A_3) = 0,35 x 0,6</annotation>
  </semantics>
</math>
</file>

<file path=Object 2/content.xml><?xml version="1.0" encoding="utf-8"?>
<math xmlns="http://www.w3.org/1998/Math/MathML" display="block">
  <semantics>
    <mn>0,65</mn>
    <annotation encoding="StarMath 5.0">0,65</annotation>
  </semantics>
</math>
</file>

<file path=Object 3/content.xml><?xml version="1.0" encoding="utf-8"?>
<math xmlns="http://www.w3.org/1998/Math/MathML" display="block">
  <semantics>
    <mn>0,4</mn>
    <annotation encoding="StarMath 5.0">0,4</annotation>
  </semantics>
</math>
</file>

<file path=Object 4/content.xml><?xml version="1.0" encoding="utf-8"?>
<math xmlns="http://www.w3.org/1998/Math/MathML" display="block">
  <semantics>
    <mstyle color="blue">
      <msub>
        <mi>A</mi>
        <mn>1</mn>
      </msub>
    </mstyle>
    <annotation encoding="StarMath 5.0">Color blue { A_1}</annotation>
  </semantics>
</math>
</file>

<file path=Object 5/content.xml><?xml version="1.0" encoding="utf-8"?>
<math xmlns="http://www.w3.org/1998/Math/MathML" display="block">
  <semantics>
    <mstyle color="blue">
      <msub>
        <mi>B</mi>
        <mn>1</mn>
      </msub>
    </mstyle>
    <annotation encoding="StarMath 5.0">Color blue { B_1}</annotation>
  </semantics>
</math>
</file>

<file path=Object 6/content.xml><?xml version="1.0" encoding="utf-8"?>
<math xmlns="http://www.w3.org/1998/Math/MathML" display="block">
  <semantics>
    <mn>0,6</mn>
    <annotation encoding="StarMath 5.0">0,6</annotation>
  </semantics>
</math>
</file>

<file path=Object 7/content.xml><?xml version="1.0" encoding="utf-8"?>
<math xmlns="http://www.w3.org/1998/Math/MathML" display="block">
  <semantics>
    <mstyle color="blue">
      <msub>
        <mi>A</mi>
        <mn>2</mn>
      </msub>
    </mstyle>
    <annotation encoding="StarMath 5.0">Color blue { A_2}</annotation>
  </semantics>
</math>
</file>

<file path=Object 8/content.xml><?xml version="1.0" encoding="utf-8"?>
<math xmlns="http://www.w3.org/1998/Math/MathML" display="block">
  <semantics>
    <mstyle color="blue">
      <msub>
        <mi>A</mi>
        <mn>3</mn>
      </msub>
    </mstyle>
    <annotation encoding="StarMath 5.0">Color blue { A_3}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A</mi>
                <mn>1</mn>
              </msub>
              <mo stretchy="false">∩</mo>
              <msub>
                <mi>A</mi>
                <mn>2</mn>
              </msub>
            </mrow>
          </mrow>
          <mo fence="true" stretchy="false">)</mo>
        </mrow>
        <mo stretchy="false">=</mo>
        <mn>0,35</mn>
      </mrow>
      <mi>x</mi>
      <mn>0,4</mn>
    </mrow>
    <annotation encoding="StarMath 5.0">P(A_1 intersection A_2) = 0,35 x 0,4</annotation>
  </semantics>
</math>
</file>